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meta.xml" manifest:media-type="text/xml"/>
  <manifest:file-entry manifest:full-path="manifest.rdf" manifest:media-type="application/rdf+xml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style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Garamond2" svg:font-family="Garamond" style:font-adornments="Italic" style:font-family-generic="roman"/>
    <style:font-face style:name="Garamond1" svg:font-family="Garamond" style:font-adornments="Regular" style:font-family-generic="roman"/>
    <style:font-face style:name="Courier New" svg:font-family="'Courier New'" style:font-adornments="Regular" style:font-family-generic="modern" style:font-pitch="fixed"/>
    <style:font-face style:name="Garamond" svg:font-family="Garamond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adornments="Regular" style:font-family-generic="swiss" style:font-pitch="variable"/>
    <style:font-face style:name="Arial Narrow1" svg:font-family="'Arial Narrow'" style:font-adornments="Bold" style:font-family-generic="swiss" style:font-pitch="variable"/>
    <style:font-face style:name="Arial Narrow2" svg:font-family="'Arial Narrow'" style:font-adornments="Italic" style:font-family-generic="swiss" style:font-pitch="variable"/>
    <style:font-face style:name="Arial Narrow" svg:font-family="'Arial Narrow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margin-top="0.05in" fo:margin-bottom="0in" style:contextual-spacing="false" fo:line-height="100%" fo:text-align="end" style:justify-single-word="false">
        <style:tab-stops>
          <style:tab-stop style:position="3.4839in" style:type="center"/>
          <style:tab-stop style:position="6.898in" style:type="right"/>
        </style:tab-stops>
      </style:paragraph-properties>
    </style:style>
    <style:style style:name="P2" style:family="paragraph" style:parent-style-name="Text_20_body">
      <style:paragraph-properties fo:margin-top="0.05in" fo:margin-bottom="0in" style:contextual-spacing="false" fo:line-height="100%" fo:text-align="end" style:justify-single-word="false" fo:padding="0in" fo:border-left="none" fo:border-right="none" fo:border-top="0.99pt solid #000000" fo:border-bottom="none" style:shadow="none">
        <style:tab-stops>
          <style:tab-stop style:position="3.4839in" style:type="center"/>
          <style:tab-stop style:position="6.898in" style:type="right"/>
        </style:tab-stops>
      </style:paragraph-properties>
    </style:style>
    <style:style style:name="P3" style:family="paragraph" style:parent-style-name="Standard">
      <style:paragraph-properties fo:text-align="end" style:justify-single-word="false"/>
      <style:text-properties officeooo:rsid="001f597d" officeooo:paragraph-rsid="001f597d"/>
    </style:style>
    <style:style style:name="P4" style:family="paragraph" style:parent-style-name="Header">
      <style:paragraph-properties fo:text-align="end" style:justify-single-word="false"/>
      <style:text-properties officeooo:paragraph-rsid="001f597d"/>
    </style:style>
    <style:style style:name="P5" style:family="paragraph" style:parent-style-name="Text_20_body">
      <style:text-properties officeooo:paragraph-rsid="00597de7"/>
    </style:style>
    <style:style style:name="P6" style:family="paragraph" style:parent-style-name="Text_20_body">
      <style:text-properties officeooo:rsid="005c8c69" officeooo:paragraph-rsid="005c8c69"/>
    </style:style>
    <style:style style:name="P7" style:family="paragraph" style:parent-style-name="Text_20_body">
      <style:text-properties officeooo:rsid="00552f1e" officeooo:paragraph-rsid="0061135b"/>
    </style:style>
    <style:style style:name="P8" style:family="paragraph" style:parent-style-name="Text_20_body">
      <style:text-properties officeooo:rsid="005f98be" officeooo:paragraph-rsid="0061135b"/>
    </style:style>
    <style:style style:name="P9" style:family="paragraph" style:parent-style-name="Text_20_body">
      <style:text-properties officeooo:paragraph-rsid="0061135b"/>
    </style:style>
    <style:style style:name="P10" style:family="paragraph" style:parent-style-name="Text_20_body">
      <style:text-properties officeooo:rsid="00665a06" officeooo:paragraph-rsid="0063d687"/>
    </style:style>
    <style:style style:name="P11" style:family="paragraph" style:parent-style-name="Text_20_body">
      <style:text-properties officeooo:rsid="00597de7" officeooo:paragraph-rsid="006536d5"/>
    </style:style>
    <style:style style:name="P12" style:family="paragraph" style:parent-style-name="Text_20_body">
      <style:text-properties officeooo:rsid="00597de7" officeooo:paragraph-rsid="00597de7"/>
    </style:style>
    <style:style style:name="P13" style:family="paragraph" style:parent-style-name="Text_20_body">
      <style:text-properties officeooo:rsid="0062a091" officeooo:paragraph-rsid="006536d5"/>
    </style:style>
    <style:style style:name="P14" style:family="paragraph" style:parent-style-name="Text_20_body">
      <style:text-properties officeooo:rsid="00675810" officeooo:paragraph-rsid="006536d5"/>
    </style:style>
    <style:style style:name="P15" style:family="paragraph" style:parent-style-name="DocEquation">
      <style:text-properties officeooo:paragraph-rsid="006536d5"/>
    </style:style>
    <style:style style:name="P16" style:family="paragraph" style:parent-style-name="DocText">
      <style:text-properties officeooo:rsid="00552f1e" officeooo:paragraph-rsid="0061135b"/>
    </style:style>
    <style:style style:name="P17" style:family="paragraph" style:parent-style-name="DocText">
      <style:text-properties officeooo:paragraph-rsid="0063a5fb"/>
    </style:style>
    <style:style style:name="P18" style:family="paragraph" style:parent-style-name="DocText">
      <style:text-properties style:text-position="0% 100%" style:font-name="Garamond" officeooo:rsid="00644f63" officeooo:paragraph-rsid="006536d5"/>
    </style:style>
    <style:style style:name="P19" style:family="paragraph" style:parent-style-name="DocText">
      <style:text-properties officeooo:paragraph-rsid="006536d5"/>
    </style:style>
    <style:style style:name="P20" style:family="paragraph" style:parent-style-name="DocVariableDef">
      <style:text-properties officeooo:paragraph-rsid="0063a5fb"/>
    </style:style>
    <style:style style:name="P21" style:family="paragraph" style:parent-style-name="DocVariableDef">
      <style:text-properties officeooo:rsid="0066c268" officeooo:paragraph-rsid="006536d5"/>
    </style:style>
    <style:style style:name="P22" style:family="paragraph" style:parent-style-name="DocVariableDef">
      <style:text-properties officeooo:rsid="00675810" officeooo:paragraph-rsid="006536d5"/>
    </style:style>
    <style:style style:name="P23" style:family="paragraph" style:parent-style-name="DocVariableDef">
      <style:text-properties style:text-position="0% 100%" style:font-name="Garamond" officeooo:rsid="0066c268" officeooo:paragraph-rsid="006536d5"/>
    </style:style>
    <style:style style:name="P24" style:family="paragraph" style:parent-style-name="DocVariableDef">
      <style:text-properties officeooo:paragraph-rsid="006536d5"/>
    </style:style>
    <style:style style:name="P25" style:family="paragraph" style:parent-style-name="DocVariableDef">
      <style:paragraph-properties fo:margin-left="1.25in" fo:margin-right="0in" fo:text-indent="-1.0016in" style:auto-text-indent="false">
        <style:tab-stops/>
      </style:paragraph-properties>
      <style:text-properties officeooo:rsid="00597de7" officeooo:paragraph-rsid="006536d5"/>
    </style:style>
    <style:style style:name="P26" style:family="paragraph" style:parent-style-name="DocVariableDef">
      <style:paragraph-properties fo:margin-left="1.25in" fo:margin-right="0in" fo:text-indent="-1.0016in" style:auto-text-indent="false">
        <style:tab-stops/>
      </style:paragraph-properties>
      <style:text-properties style:text-position="0% 100%" style:font-name="Garamond" officeooo:rsid="0065aef3" officeooo:paragraph-rsid="006536d5"/>
    </style:style>
    <style:style style:name="P27" style:family="paragraph" style:parent-style-name="DocVariableDef">
      <style:paragraph-properties fo:margin-left="1.25in" fo:margin-right="0in" fo:text-indent="-1.0016in" style:auto-text-indent="false">
        <style:tab-stops/>
      </style:paragraph-properties>
      <style:text-properties officeooo:paragraph-rsid="006536d5"/>
    </style:style>
    <style:style style:name="P28" style:family="paragraph" style:parent-style-name="DocVariableDef">
      <style:paragraph-properties fo:margin-left="1.25in" fo:margin-right="0in" fo:text-indent="-1.0016in" style:auto-text-indent="false">
        <style:tab-stops/>
      </style:paragraph-properties>
      <style:text-properties officeooo:paragraph-rsid="0065c139"/>
    </style:style>
    <style:style style:name="P29" style:family="paragraph" style:parent-style-name="DocVariableDef">
      <style:text-properties officeooo:rsid="0063a5fb"/>
    </style:style>
    <style:style style:name="P30" style:family="paragraph" style:parent-style-name="DocVariableDef">
      <style:text-properties officeooo:rsid="0065c139"/>
    </style:style>
    <style:style style:name="P31" style:family="paragraph" style:parent-style-name="DocHeading2">
      <style:text-properties officeooo:rsid="00552f1e" officeooo:paragraph-rsid="00552f1e"/>
    </style:style>
    <style:style style:name="P32" style:family="paragraph" style:parent-style-name="DocHeading2">
      <style:text-properties officeooo:rsid="00585851" officeooo:paragraph-rsid="00585851"/>
    </style:style>
    <style:style style:name="P33" style:family="paragraph" style:parent-style-name="DocHeading3">
      <style:text-properties officeooo:rsid="00597de7" officeooo:paragraph-rsid="00597de7"/>
    </style:style>
    <style:style style:name="P34" style:family="paragraph" style:parent-style-name="DocHeading3">
      <style:text-properties officeooo:rsid="00597de7" officeooo:paragraph-rsid="006536d5"/>
    </style:style>
    <style:style style:name="P35" style:family="paragraph" style:parent-style-name="DocHeading1">
      <style:text-properties officeooo:rsid="00552f1e" officeooo:paragraph-rsid="00552f1e"/>
    </style:style>
    <style:style style:name="P36" style:family="paragraph" style:parent-style-name="DocHeading1">
      <style:text-properties officeooo:rsid="0057c3fb" officeooo:paragraph-rsid="0057c3fb"/>
    </style:style>
    <style:style style:name="P37" style:family="paragraph" style:parent-style-name="DocHeading1">
      <style:text-properties officeooo:rsid="00585851" officeooo:paragraph-rsid="00585851"/>
    </style:style>
    <style:style style:name="P38" style:family="paragraph" style:parent-style-name="DocTitle" style:master-page-name="First_20_Page">
      <style:paragraph-properties style:page-number="auto"/>
      <style:text-properties officeooo:rsid="001d76c3" officeooo:paragraph-rsid="001d76c3"/>
    </style:style>
    <style:style style:name="P39" style:family="paragraph" style:parent-style-name="Text_20_body">
      <style:text-properties officeooo:rsid="006040f7" officeooo:paragraph-rsid="006040f7"/>
    </style:style>
    <style:style style:name="P40" style:family="paragraph" style:parent-style-name="Text_20_body" style:list-style-name="L1">
      <style:text-properties officeooo:rsid="005f98be" officeooo:paragraph-rsid="0061135b"/>
    </style:style>
    <style:style style:name="P41" style:family="paragraph" style:parent-style-name="Text_20_body" style:list-style-name="L1">
      <style:text-properties officeooo:rsid="005841f3" officeooo:paragraph-rsid="0061135b"/>
    </style:style>
    <style:style style:name="P42" style:family="paragraph" style:parent-style-name="Text_20_body">
      <style:text-properties officeooo:rsid="0065c139" officeooo:paragraph-rsid="0065c139"/>
    </style:style>
    <style:style style:name="P43" style:family="paragraph" style:parent-style-name="Text_20_body">
      <style:text-properties officeooo:rsid="005c8c69" officeooo:paragraph-rsid="005c8c69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officeooo:rsid="001f597d"/>
    </style:style>
    <style:style style:name="T3" style:family="text">
      <style:text-properties officeooo:rsid="005841f3"/>
    </style:style>
    <style:style style:name="T4" style:family="text">
      <style:text-properties officeooo:rsid="00585851"/>
    </style:style>
    <style:style style:name="T5" style:family="text">
      <style:text-properties officeooo:rsid="00597de7"/>
    </style:style>
    <style:style style:name="T6" style:family="text">
      <style:text-properties officeooo:rsid="005b3694"/>
    </style:style>
    <style:style style:name="T7" style:family="text">
      <style:text-properties officeooo:rsid="006040f7"/>
    </style:style>
    <style:style style:name="T8" style:family="text">
      <style:text-properties officeooo:rsid="0061135b"/>
    </style:style>
    <style:style style:name="T9" style:family="text">
      <style:text-properties fo:font-style="italic" officeooo:rsid="0061135b" style:font-style-asian="italic" style:font-style-complex="italic"/>
    </style:style>
    <style:style style:name="T10" style:family="text">
      <style:text-properties fo:font-style="normal" officeooo:rsid="0061135b" style:font-style-asian="normal" style:font-style-complex="normal"/>
    </style:style>
    <style:style style:name="T11" style:family="text">
      <style:text-properties officeooo:rsid="005e98ff"/>
    </style:style>
    <style:style style:name="T12" style:family="text">
      <style:text-properties officeooo:rsid="0063a5fb"/>
    </style:style>
    <style:style style:name="T13" style:family="text">
      <style:text-properties style:font-name="Garamond1" officeooo:rsid="0063a5fb"/>
    </style:style>
    <style:style style:name="T14" style:family="text">
      <style:text-properties style:font-name="Garamond1" officeooo:rsid="0066c268"/>
    </style:style>
    <style:style style:name="T15" style:family="text">
      <style:text-properties style:text-position="sub 58%" style:font-name="Garamond" officeooo:rsid="0063a5fb"/>
    </style:style>
    <style:style style:name="T16" style:family="text">
      <style:text-properties style:text-position="sub 58%" style:font-name="Garamond" officeooo:rsid="0065aef3"/>
    </style:style>
    <style:style style:name="T17" style:family="text">
      <style:text-properties style:text-position="sub 58%" style:font-name="Garamond" officeooo:rsid="0066c268"/>
    </style:style>
    <style:style style:name="T18" style:family="text">
      <style:text-properties style:text-position="sub 58%" style:font-name="Garamond" officeooo:rsid="00675810"/>
    </style:style>
    <style:style style:name="T19" style:family="text">
      <style:text-properties style:text-position="sub 58%" officeooo:rsid="0063a5fb"/>
    </style:style>
    <style:style style:name="T20" style:family="text">
      <style:text-properties style:text-position="0% 100%" style:font-name="Garamond" officeooo:rsid="0063a5fb"/>
    </style:style>
    <style:style style:name="T21" style:family="text">
      <style:text-properties style:text-position="0% 100%" style:font-name="Garamond" officeooo:rsid="0065aef3"/>
    </style:style>
    <style:style style:name="T22" style:family="text">
      <style:text-properties style:text-position="0% 100%" style:font-name="Garamond" officeooo:rsid="0066c268"/>
    </style:style>
    <style:style style:name="T23" style:family="text">
      <style:text-properties style:text-position="0% 100%" style:font-name="Garamond" officeooo:rsid="00675810"/>
    </style:style>
    <style:style style:name="T24" style:family="text">
      <style:text-properties style:text-position="0% 100%" style:font-name="Garamond" officeooo:rsid="00644f63"/>
    </style:style>
    <style:style style:name="T25" style:family="text">
      <style:text-properties style:text-position="0% 100%" style:font-name="Garamond" officeooo:rsid="006fc600"/>
    </style:style>
    <style:style style:name="T26" style:family="text">
      <style:text-properties style:text-position="0% 100%" style:font-name="Garamond" officeooo:rsid="0062a091"/>
    </style:style>
    <style:style style:name="T27" style:family="text">
      <style:text-properties style:text-position="0% 100%" style:font-name="Garamond" officeooo:rsid="006eb89b"/>
    </style:style>
    <style:style style:name="T28" style:family="text">
      <style:text-properties style:text-position="0% 100%" style:font-name="Garamond" officeooo:rsid="0065c139"/>
    </style:style>
    <style:style style:name="T29" style:family="text">
      <style:text-properties style:text-position="0% 100%" style:font-name="Garamond" officeooo:rsid="0068d090"/>
    </style:style>
    <style:style style:name="T30" style:family="text">
      <style:text-properties style:text-position="0% 100%" officeooo:rsid="0063a5fb"/>
    </style:style>
    <style:style style:name="T31" style:family="text">
      <style:text-properties style:text-position="0% 100%" style:font-name="Garamond1" officeooo:rsid="0063a5fb"/>
    </style:style>
    <style:style style:name="T32" style:family="text">
      <style:text-properties style:text-position="0% 100%" style:font-name="Garamond1" officeooo:rsid="0065aef3"/>
    </style:style>
    <style:style style:name="T33" style:family="text">
      <style:text-properties officeooo:rsid="0062a091"/>
    </style:style>
    <style:style style:name="T34" style:family="text">
      <style:text-properties officeooo:rsid="0063d687"/>
    </style:style>
    <style:style style:name="T35" style:family="text">
      <style:text-properties officeooo:rsid="0066c268"/>
    </style:style>
    <style:style style:name="T36" style:family="text">
      <style:text-properties officeooo:rsid="00675810"/>
    </style:style>
    <style:style style:name="T37" style:family="text">
      <style:text-properties officeooo:rsid="006536d5"/>
    </style:style>
    <style:style style:name="T38" style:family="text">
      <style:text-properties officeooo:rsid="0065c139"/>
    </style:style>
    <style:style style:name="fr1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1" text:separation-character="." text:name="Illustration"/>
        <text:sequence-decl text:display-outline-level="1" text:separation-character="." text:name="Table"/>
        <text:sequence-decl text:display-outline-level="1" text:separation-character="." text:name="Text"/>
        <text:sequence-decl text:display-outline-level="1" text:separation-character="." text:name="Drawing"/>
        <text:sequence-decl text:display-outline-level="1" text:separation-character="." text:name="Equation"/>
        <text:sequence-decl text:display-outline-level="1" text:separation-character="." text:name="Figure"/>
        <text:sequence-decl text:display-outline-level="1" text:separation-character="." text:name="Reference"/>
      </text:sequence-decls>
      <text:p text:style-name="P38"><text:title>Capture Width</text:title></text:p>
      <text:h text:style-name="P35" text:outline-level="1">Result</text:h>
      <text:p text:style-name="P6">This output describes the <text:span text:style-name="T7">capture width </text:span>of the body. <text:s/>The <text:span text:style-name="T7">capture width</text:span> is a performance metric often used to assess device performance for wave energy extraction devices. <text:s/>It provides an indicator of how much power the device extracts from the sea, compared to the physical device size.</text:p>
      <text:p text:style-name="P6">The capture width compares power extracted to power input by the ocean waves. <text:s/>The user can define which forces contribute to the calculation of power extracted. <text:s/>(You can only select from the user defined forces.) <text:s/>oFreq takes the sum of average power extracted for all those forces. <text:s/>This is then compared to the wave energy available, per unit width.</text:p>
      <text:p text:style-name="P6">oFreq takes the power extracted by the body and divides by the power available per unit width of wave crest. <text:s/>This gives a width of wave crest that would be necessary to match the power extracted by the body. <text:s/>This term is called the capture width.</text:p>
      <text:h text:style-name="P31" text:outline-level="2">Units of Measurement</text:h>
      <text:p text:style-name="P39">The capture width has units of meters (m).</text:p>
      <text:h text:style-name="P35" text:outline-level="1">Assumptions / <text:span text:style-name="T4">Limitations</text:span></text:h>
      <text:p text:style-name="P7"><text:span text:style-name="T8">oFreq will only calculate extracted power for user defined forces. <text:s/>Hydrodynamic forces are not considered something that the body can </text:span><text:span text:style-name="T9">extract </text:span><text:span text:style-name="T8">power through. <text:s/>Rather, hydrodynamic forces </text:span><text:span text:style-name="T9">impart</text:span><text:span text:style-name="T10"> power to the body.</text:span></text:p>
      <text:h text:style-name="P36" text:outline-level="1"><text:span text:style-name="T3">Variable</text:span> Dependencies</text:h>
      <text:p text:style-name="P8">The <text:span text:style-name="T8">capture width</text:span><text:span text:style-name="T11"> </text:span>depend<text:span text:style-name="T11">s</text:span> on the following elements.</text:p>
      <text:list xml:id="list1008160384" text:style-name="L1">
        <text:list-item>
          <text:p text:style-name="P40">The body selected.</text:p>
        </text:list-item>
        <text:list-item>
          <text:p text:style-name="P40">Global wave frequency.</text:p>
        </text:list-item>
        <text:list-item>
          <text:p text:style-name="P40">Global wave spectrum.</text:p>
        </text:list-item>
        <text:list-item>
          <text:p text:style-name="P40">Global wave direction.</text:p>
        </text:list-item>
        <text:list-item>
          <text:p text:style-name="P40">Body heading.</text:p>
        </text:list-item>
        <text:list-item>
          <text:p text:style-name="P40"><text:soft-page-break/>Influences of all reactive and active forces.</text:p>
        </text:list-item>
        <text:list-item>
          <text:p text:style-name="P41">The motion model selected.</text:p>
        </text:list-item>
      </text:list>
      <text:h text:style-name="P35" text:outline-level="1">Derivation</text:h>
      <text:p text:style-name="P9">The capture width relates the power actually collected by the buoy to the power available <text:span text:style-name="T12">in the region around the body</text:span>. <text:s/>The wave energy available depends on the wave height and <text:span text:style-name="T8">body encounter </text:span>frequency. <text:s text:c="4"/>(<text:sequence-ref text:reference-format="category-and-value" text:ref-name="refEquation0">Equation 4.1</text:sequence-ref>)</text:p>
      <text:p text:style-name="P17"><draw:frame draw:style-name="fr1" draw:name="Object6" text:anchor-type="as-char" svg:width="1.1457in" svg:height="0.4425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DocEquation">Equation <text:sequence text:ref-name="refEquation0" text:name="Equation" text:formula="ooow:Equation+1" style:num-format="1">4.1</text:sequence></text:p>
      <text:p text:style-name="DocVariableDef"><text:span text:style-name="T8">Variables</text:span>:</text:p>
      <text:p text:style-name="P29">b = <text:tab/>Index of body b.</text:p>
      <text:p text:style-name="DocVariableDef"><text:span text:style-name="T13">ω</text:span><text:span text:style-name="T15">b</text:span><text:span text:style-name="T20"> = <text:tab/>Body encounter frequency.</text:span></text:p>
      <text:p text:style-name="DocVariableDef"><text:span text:style-name="T31">ρ</text:span><text:span text:style-name="T15">w</text:span><text:span text:style-name="T20"> = <text:tab/>Density of seawater.</text:span></text:p>
      <text:p text:style-name="DocVariableDef"><text:span text:style-name="T13">ζ</text:span><text:span text:style-name="T15">0b</text:span> = <text:tab/>Wave amplitude <text:span text:style-name="T12">for body b, in the body coordinate system.</text:span></text:p>
      <text:p text:style-name="DocVariableDef">g =<text:tab/>Acceleration due to gravity.</text:p>
      <text:p text:style-name="DocVariableDef"/>
      <text:p text:style-name="P16">This is the average power from a wave, per unit width of wave crest. <text:s/>The power available was calculated for each wave frequency. <text:s/>The capture width comes from dividing the power produced by the wave buoy at that frequency by the power available in the wave crest. <text:s/>This gave the width of wave necessary to match the power extracted by the <text:span text:style-name="T12">body</text:span>. <text:s/><text:span text:style-name="T12">(</text:span><text:span text:style-name="T12"><text:sequence-ref text:reference-format="category-and-value" text:ref-name="refEquation1">Equation 4.2</text:sequence-ref></text:span><text:span text:style-name="T12">)</text:span></text:p>
      <text:p text:style-name="P16"><draw:frame draw:style-name="fr1" draw:name="Object1" text:anchor-type="as-char" svg:width="0.5492in" svg:height="0.4181in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DocEquation"><text:span text:style-name="T12">Equation </text:span><text:span text:style-name="T12"><text:sequence text:ref-name="refEquation1" text:name="Equation" text:formula="ooow:Equation+1" style:num-format="1">4.2</text:sequence></text:span></text:p>
      <text:p text:style-name="P29">Variables:</text:p>
      <text:p text:style-name="P29">P = <text:tab/>Average power extracted by the body (for the sum of forces selected by the user).</text:p>
      <text:p text:style-name="DocVariableDef"><text:span text:style-name="T12">P</text:span><text:span text:style-name="T19">w</text:span><text:span text:style-name="T30"> = <text:tab/>Average power available from the body encountered waves (power per meter of wave crest width).</text:span></text:p>
      <text:p text:style-name="P20"/>
      <text:p text:style-name="DocText">It is very common to have capture widths that exceed the physical width of the <text:span text:style-name="T12">body</text:span>. </text:p>
      <text:h text:style-name="P37" text:outline-level="1">Application to Custom Motion Models</text:h>
      <text:p text:style-name="P10"><text:span text:style-name="T34">The average power extracted gets calculated from the output for average power extracted. <text:s/>And the wave power available does not depend on the motion model. <text:s/></text:span>Because of this, the <text:span text:style-name="T34">capture width </text:span><text:span text:style-name="T33">is </text:span>accurate for any motion model specified, including any custom motion models.</text:p>
      <text:h text:style-name="P37" text:outline-level="1"><text:bookmark-start text:name="__RefHeading__92_63350455"/>Response Amplitude Operator (RAO)<text:bookmark-end text:name="__RefHeading__92_63350455"/></text:h>
      <text:p text:style-name="P5"><text:span text:style-name="T5">Most of the outputs are presented in two formats: <text:s/>the absolute value, and a response amplitude operator (RAO). <text:s/>The RAO gives the relative output for the given input. <text:s/>This can be useful when comparing the performance of the body on a general basis, independent of the given seastate. <text:s/>However, calculation of an RAO is not consistent through the industry or even from one input to the next. <text:s/>Section </text:span><text:span text:style-name="T5"><text:bookmark-ref text:reference-format="number" text:ref-name="__RefHeading__92_63350455">6</text:bookmark-ref></text:span><text:span text:style-name="T5"> addresses this by describing the exact calculation method of the RAO for each output.</text:span></text:p>
      <text:h text:style-name="P32" text:outline-level="2"><text:soft-page-break/>RAO Calculation</text:h>
      <text:p text:style-name="P5"><text:span text:style-name="T5">The RAO </text:span><text:span text:style-name="T6">calculation is divided into two sections: <text:s/>first the RAO normalization is derived; and then the actual method of RAO application is shown. <text:s/>This may be specific to each RAO.</text:span></text:p>
      <text:h text:style-name="P33" text:outline-level="3">RAO Normalization</text:h>
      <text:p text:style-name="P11"><text:span text:style-name="T35">The response amplitude operator is calculated through dividing the </text:span><text:span text:style-name="T37">capture width </text:span><text:span text:style-name="T35">by the wave amplitude, calculated in the </text:span><text:span text:style-name="T36">body coordinate system, using the body encounter spectrum</text:span><text:span text:style-name="T35">. <text:s/></text:span><text:span text:style-name="T37">(</text:span><text:span text:style-name="T37"><text:sequence-ref text:reference-format="category-and-value" text:ref-name="refEquation2">Equation 6.1</text:sequence-ref></text:span><text:span text:style-name="T37">)</text:span></text:p>
      <text:p text:style-name="P13"><draw:frame draw:style-name="fr1" draw:name="Object12" text:anchor-type="as-char" svg:width="1.0228in" svg:height="0.3083in" draw:z-index="2"><draw:object xlink:href="./Object 3" xlink:type="simple" xlink:show="embed" xlink:actuate="onLoad"/><draw:image xlink:href="./ObjectReplacements/Object 3" xlink:type="simple" xlink:show="embed" xlink:actuate="onLoad"/><svg:desc>formula</svg:desc></draw:frame></text:p>
      <text:p text:style-name="P15"><text:span text:style-name="T33">Equation </text:span><text:span text:style-name="T33"><text:sequence text:ref-name="refEquation2" text:name="Equation" text:formula="ooow:Equation+1" style:num-format="1">6.1</text:sequence></text:span></text:p>
      <text:p text:style-name="P21">Variables:</text:p>
      <text:p text:style-name="P22">b = <text:tab/>Index of the body specified.</text:p>
      <text:p text:style-name="P21"><text:span text:style-name="T33"><draw:frame draw:style-name="fr1" draw:name="Object2" text:anchor-type="as-char" svg:width="0.1783in" svg:height="0.0965in" draw:z-index="6"><draw:object xlink:href="./Object 7" xlink:type="simple" xlink:show="embed" xlink:actuate="onLoad"/><draw:image xlink:href="./ObjectReplacements/Object 7" xlink:type="simple" xlink:show="embed" xlink:actuate="onLoad"/></draw:frame></text:span> = <text:tab/><text:span text:style-name="T37">Capture width.</text:span></text:p>
      <text:p text:style-name="P24"><text:span text:style-name="T14">ζ</text:span><text:span text:style-name="T17">0</text:span><text:span text:style-name="T18">b</text:span><text:span text:style-name="T22"> = <text:tab/>Amplitude of the wave, in the </text:span><text:span text:style-name="T23">body </text:span><text:span text:style-name="T22">coordinate system.</text:span></text:p>
      <text:h text:style-name="P34" text:outline-level="3">RAO Application</text:h>
      <text:p text:style-name="P14">The RAO can be applied with simply multiplying by the wave amplitude.</text:p>
      <text:p text:style-name="P14"><draw:frame draw:style-name="fr1" draw:name="Object13" text:anchor-type="as-char" svg:width="1.1075in" svg:height="0.2134in" draw:z-index="3"><draw:object xlink:href="./Object 4" xlink:type="simple" xlink:show="embed" xlink:actuate="onLoad"/><draw:image xlink:href="./ObjectReplacements/Object 4" xlink:type="simple" xlink:show="embed" xlink:actuate="onLoad"/><svg:desc>formula</svg:desc></draw:frame></text:p>
      <text:p text:style-name="P15"><text:span text:style-name="T36">Equation </text:span><text:span text:style-name="T36"><text:sequence text:ref-name="refEquation3" text:name="Equation" text:formula="ooow:Equation+1" style:num-format="1">6.2</text:sequence></text:span></text:p>
      <text:p text:style-name="P22">Variables:</text:p>
      <text:p text:style-name="P22">b = <text:tab/>Index of the body specified.</text:p>
      <text:p text:style-name="P24"><text:span text:style-name="T35"><draw:frame draw:style-name="fr1" draw:name="Object3" text:anchor-type="as-char" svg:width="0.7929in" svg:height="0.2in" draw:z-index="7"><draw:object xlink:href="./Object 8" xlink:type="simple" xlink:show="embed" xlink:actuate="onLoad"/><draw:image xlink:href="./ObjectReplacements/Object 8" xlink:type="simple" xlink:show="embed" xlink:actuate="onLoad"/></draw:frame></text:span><text:span text:style-name="T35"> <text:tab/></text:span><text:span text:style-name="T36">Response amplitude operator </text:span><text:span text:style-name="T33">to convert from incident wave amplitude, in the body coordinate system, over to the </text:span><text:span text:style-name="T38">capture width</text:span><text:span text:style-name="T33">.</text:span></text:p>
      <text:p text:style-name="P24"><text:span text:style-name="T14">ζ</text:span><text:span text:style-name="T17">0</text:span><text:span text:style-name="T18">b</text:span><text:span text:style-name="T22"> = <text:tab/>Amplitude of the wave, in the </text:span><text:span text:style-name="T23">body </text:span><text:span text:style-name="T22">coordinate system.</text:span></text:p>
      <text:p text:style-name="P23"/>
      <text:p text:style-name="P19"><text:span text:style-name="T24">Sometimes, it is more convenient to apply the RAO directly to the wave energy spectrum. <text:s/>There are two wave energy spectra to select from: <text:s/>the body encounter spectrum, and the global wave spectrum. <text:s/></text:span><text:span text:style-name="T24"><text:sequence-ref text:reference-format="category-and-value" text:ref-name="refEquation4">Equation 6.3</text:sequence-ref></text:span><text:span text:style-name="T24"> shows application of the global wave spectrum. <text:s/>This includes </text:span><text:span text:style-name="T21">application of an additional RAO to convert from the global wave spectrum to the body encounter spectrum. <text:s text:c="3"/></text:span><text:span text:style-name="T25">The output from this calculation is the spectral energy density of the </text:span><text:span text:style-name="T29">capture width</text:span><text:span text:style-name="T27">.</text:span></text:p>
      <text:p text:style-name="P18"><draw:frame draw:style-name="fr1" draw:name="Object14" text:anchor-type="as-char" svg:width="2.7516in" svg:height="0.2508in" draw:z-index="4"><draw:object xlink:href="./Object 5" xlink:type="simple" xlink:show="embed" xlink:actuate="onLoad"/><draw:image xlink:href="./ObjectReplacements/Object 5" xlink:type="simple" xlink:show="embed" xlink:actuate="onLoad"/><svg:desc>formula</svg:desc></draw:frame></text:p>
      <text:p text:style-name="P15"><text:span text:style-name="T24">Equation </text:span><text:span text:style-name="T24"><text:sequence text:ref-name="refEquation4" text:name="Equation" text:formula="ooow:Equation+1" style:num-format="1">6.3</text:sequence></text:span></text:p>
      <text:p text:style-name="P26">Variables:</text:p>
      <text:p text:style-name="P28"><text:span text:style-name="T22"><draw:frame draw:style-name="fr1" draw:name="Object4" text:anchor-type="as-char" svg:width="0.7929in" svg:height="0.2in" draw:z-index="8"><draw:object xlink:href="./Object 9" xlink:type="simple" xlink:show="embed" xlink:actuate="onLoad"/><draw:image xlink:href="./ObjectReplacements/Object 9" xlink:type="simple" xlink:show="embed" xlink:actuate="onLoad"/><svg:desc>formula</svg:desc></draw:frame></text:span><text:span text:style-name="T22"> <text:tab/><text:tab/></text:span><text:span text:style-name="T23">Response amplitude operator </text:span><text:span text:style-name="T26">to convert from incident wave amplitude, in the body coordinate system, over <text:tab/>to the </text:span><text:span text:style-name="T28">capture width</text:span><text:span text:style-name="T26">.</text:span><text:span text:style-name="T21"><text:tab/></text:span></text:p>
      <text:p text:style-name="P27"><text:span text:style-name="T21"><draw:frame draw:style-name="fr1" draw:name="Object15" text:anchor-type="as-char" svg:width="1.1264in" svg:height="0.2126in" draw:z-index="5"><draw:object xlink:href="./Object 6" xlink:type="simple" xlink:show="embed" xlink:actuate="onLoad"/><draw:image xlink:href="./ObjectReplacements/Object 6" xlink:type="simple" xlink:show="embed" xlink:actuate="onLoad"/><svg:desc>formula</svg:desc></draw:frame></text:span><text:span text:style-name="T21"><text:tab/>RAO to convert from global wave spectrum to body encountered spectrum.</text:span></text:p>
      <text:p text:style-name="P25"><text:span text:style-name="T21">S(</text:span><text:span text:style-name="T32">ω</text:span><text:span text:style-name="T16">G</text:span><text:span text:style-name="T21">) = <text:tab/><text:tab/>Global wave spectrum, spectral energy density.</text:span></text:p>
      <text:h text:style-name="P32" text:outline-level="2">RAO Units</text:h>
      <text:p text:style-name="P12">The units of the resulting RAO output can become very confusing, depending on how the RAO gets calculated. <text:s/>This section clarifies by clearly stating the units for each RAO.</text:p>
      <text:p text:style-name="P42">The RAO for capture width is unitless.</text:p>
      <text:p text:style-name="P42"><draw:frame draw:style-name="fr1" draw:name="Object5" text:anchor-type="as-char" svg:width="1.8882in" svg:height="0.3929in" draw:z-index="9"><draw:object xlink:href="./Object 10" xlink:type="simple" xlink:show="embed" xlink:actuate="onLoad"/><draw:image xlink:href="./ObjectReplacements/Object 10" xlink:type="simple" xlink:show="embed" xlink:actuate="onLoad"/></draw:frame></text:p>
      <text:p text:style-name="DocEquation"><text:soft-page-break/><text:span text:style-name="T38">Equation </text:span><text:span text:style-name="T38"><text:sequence text:ref-name="refEquation5" text:name="Equation" text:formula="ooow:Equation+1" style:num-format="1">6.4</text:sequence></text:span></text:p>
      <text:p text:style-name="P30">Variables:</text:p>
      <text:p text:style-name="P30">m = <text:tab/>Meters (m)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Garamond2" svg:font-family="Garamond" style:font-adornments="Italic" style:font-family-generic="roman"/>
    <style:font-face style:name="Garamond1" svg:font-family="Garamond" style:font-adornments="Regular" style:font-family-generic="roman"/>
    <style:font-face style:name="Courier New" svg:font-family="'Courier New'" style:font-adornments="Regular" style:font-family-generic="modern" style:font-pitch="fixed"/>
    <style:font-face style:name="Garamond" svg:font-family="Garamond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adornments="Regular" style:font-family-generic="swiss" style:font-pitch="variable"/>
    <style:font-face style:name="Arial Narrow1" svg:font-family="'Arial Narrow'" style:font-adornments="Bold" style:font-family-generic="swiss" style:font-pitch="variable"/>
    <style:font-face style:name="Arial Narrow2" svg:font-family="'Arial Narrow'" style:font-adornments="Italic" style:font-family-generic="swiss" style:font-pitch="variable"/>
    <style:font-face style:name="Arial Narrow" svg:font-family="'Arial Narrow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11471e" draw:end-color="#ffffff" draw:start-intensity="100%" draw:end-intensity="100%" draw:angle="0" draw:border="50%"/>
    <draw:gradient draw:name="Nick1" draw:style="linear" draw:start-color="#11471e" draw:end-color="#ffffff" draw:start-intensity="100%" draw:end-intensity="100%" draw:angle="0" draw:border="20%"/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00%" style:page-number="auto" style:shadow="none"/>
      <style:text-properties style:font-name="Garamond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fo:color="#11471e" style:font-name="Arial Narrow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 style:master-page-name="">
      <style:paragraph-properties fo:margin="100%" fo:margin-left="0in" fo:margin-right="0in" fo:margin-top="0in" fo:margin-bottom="0.15in" style:contextual-spacing="false" fo:line-height="110%" fo:text-indent="0in" style:auto-text-indent="false" style:page-number="auto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next-style-name="Text_20_body" style:class="extra" style:master-page-name="">
      <style:paragraph-properties fo:margin-top="0in" fo:margin-bottom="0.1in" style:contextual-spacing="false" fo:text-align="center" style:justify-single-word="false" style:page-number="auto" text:number-lines="false" text:line-number="0"/>
      <style:text-properties style:font-name="Arial Narrow1" fo:font-size="14pt" fo:font-style="normal" fo:font-weight="bold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DocHeading1" style:next-style-name="DocText" style:default-outline-level="" style:list-style-name="" style:class="extra">
      <style:paragraph-properties text:number-lines="false" text:line-number="0"/>
      <style:text-properties fo:color="#11471e"/>
    </style:style>
    <style:style style:name="Heading_20_1" style:display-name="Heading 1" style:family="paragraph" style:parent-style-name="Heading" style:next-style-name="Text_20_body" style:class="text" style:master-page-name="">
      <style:paragraph-properties fo:margin-top="0.2in" fo:margin-bottom="0in" style:contextual-spacing="false" fo:line-height="110%" fo:text-align="start" style:justify-single-word="false" style:page-number="auto" fo:background-color="transparent" fo:padding="0in" fo:border-left="none" fo:border-right="none" fo:border-top="none" fo:border-bottom="0.51pt solid #000000" style:join-border="false">
        <style:tab-stops/>
        <style:drop-cap/>
        <style:background-image/>
      </style:paragraph-properties>
      <style:text-properties fo:text-transform="capitalize" fo:color="#11471e" style:font-name="Arial Narrow1" fo:font-size="24pt" fo:text-shadow="none" fo:font-weight="bold" style:font-size-asian="115%" style:font-weight-asian="bold" style:font-size-complex="115%" style:font-weight-complex="bold" style:font-relief="embosse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Salutation" style:family="paragraph" style:parent-style-name="Standard" style:class="text">
      <style:paragraph-properties fo:margin-top="0in" fo:margin-bottom="0.1598in" style:contextual-spacing="false" text:number-lines="false" text:line-number="0"/>
    </style:style>
    <style:style style:name="Heading_20_2" style:display-name="Heading 2" style:family="paragraph" style:parent-style-name="Heading" style:next-style-name="Text_20_body" style:class="text" style:master-page-name="">
      <style:paragraph-properties fo:margin-top="0.2in" fo:margin-bottom="0in" style:contextual-spacing="false" fo:line-height="110%" style:page-number="auto"/>
      <style:text-properties fo:text-transform="capitalize" fo:color="#11471e" style:font-name="Arial Narrow1" fo:font-size="20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3" style:display-name="Heading 3" style:family="paragraph" style:parent-style-name="Heading" style:next-style-name="Text_20_body" style:class="text" style:master-page-name="">
      <style:paragraph-properties fo:margin-top="0.2in" fo:margin-bottom="0in" style:contextual-spacing="false" fo:line-height="110%" style:page-number="auto" fo:background-color="transparent">
        <style:tab-stops/>
        <style:background-image/>
      </style:paragraph-properties>
      <style:text-properties fo:text-transform="capitalize" fo:color="#11471e" style:font-name="Arial Narrow" fo:font-size="14pt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master-page-name="">
      <style:paragraph-properties fo:margin-top="0.2in" fo:margin-bottom="0in" style:contextual-spacing="false" fo:line-height="110%" style:page-number="auto"/>
      <style:text-properties fo:text-transform="capitalize" fo:color="#11471e" style:font-name="Arial Narrow2" fo:font-size="14pt" fo:font-style="italic" fo:font-weight="normal" style:font-size-asian="85%" style:font-style-asian="italic" style:font-weight-asian="bold" style:font-size-complex="85%" style:font-style-complex="italic" style:font-weight-complex="bold"/>
    </style:style>
    <style:style style:name="Contents_20_Heading" style:display-name="Contents Heading" style:family="paragraph" style:parent-style-name="Subtitle" style:class="index" style:master-page-name="">
      <style:paragraph-properties fo:margin="100%" fo:margin-left="0in" fo:margin-right="0in" fo:margin-top="0in" fo:margin-bottom="0in" style:contextual-spacing="false" fo:line-height="100%" fo:text-indent="0in" style:auto-text-indent="false" style:page-number="auto" text:number-lines="false" text:line-number="0"/>
      <style:text-properties fo:color="#11471e" style:font-name="Arial Narrow1" fo:font-size="24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Standard" style:class="index" style:master-page-name="">
      <style:paragraph-properties fo:margin="100%" fo:margin-left="0in" fo:margin-right="0in" fo:margin-top="0in" fo:margin-bottom="0in" style:contextual-spacing="false" fo:line-height="110%" fo:text-indent="0in" style:auto-text-indent="false" style:page-number="auto">
        <style:tab-stops>
          <style:tab-stop style:position="6.9252in" style:type="right" style:leader-style="dotted" style:leader-text="."/>
        </style:tab-stops>
      </style:paragraph-properties>
      <style:text-properties fo:font-size="14pt" fo:font-weight="normal"/>
    </style:style>
    <style:style style:name="Contents_20_2" style:display-name="Contents 2" style:family="paragraph" style:parent-style-name="Standard" style:class="index" style:master-page-name="">
      <style:paragraph-properties fo:margin="100%" fo:margin-left="0.1965in" fo:margin-right="0in" fo:margin-top="0in" fo:margin-bottom="0in" style:contextual-spacing="false" fo:line-height="110%" fo:text-indent="0in" style:auto-text-indent="false" style:page-number="auto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="100%" fo:margin-left="0.3929in" fo:margin-right="0in" fo:margin-top="0in" fo:margin-bottom="0in" style:contextual-spacing="false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DocHeading1" style:family="paragraph" style:parent-style-name="Heading_20_1" style:next-style-name="Text_20_body" style:default-outline-level="1">
      <style:paragraph-properties fo:margin-top="0.2in" fo:margin-bottom="0in" style:contextual-spacing="false"/>
      <style:text-properties fo:font-size="20pt"/>
    </style:style>
    <style:style style:name="DocHeading2" style:family="paragraph" style:parent-style-name="Heading_20_2" style:next-style-name="Text_20_body" style:default-outline-level="2">
      <style:paragraph-properties fo:margin-top="0.1in" fo:margin-bottom="0in" style:contextual-spacing="false"/>
      <style:text-properties fo:font-size="16pt"/>
    </style:style>
    <style:style style:name="DocHeading3" style:family="paragraph" style:parent-style-name="Heading_20_3" style:next-style-name="Text_20_body" style:default-outline-level="3">
      <style:paragraph-properties fo:margin-top="0.1in" fo:margin-bottom="0in" style:contextual-spacing="false"/>
      <style:text-properties fo:font-size="14pt"/>
    </style:style>
    <style:style style:name="DocHeading4" style:family="paragraph" style:parent-style-name="Heading_20_4" style:next-style-name="DocText" style:default-outline-level="4" style:master-page-name="">
      <style:paragraph-properties fo:margin-top="0.1in" fo:margin-bottom="0in" style:contextual-spacing="false" style:page-number="auto"/>
      <style:text-properties fo:font-size="12pt"/>
    </style:style>
    <style:style style:name="Text" style:family="paragraph" style:parent-style-name="Caption" style:class="extra"/>
    <style:style style:name="DocText" style:family="paragraph" style:parent-style-name="Text_20_body" style:master-page-name="">
      <style:paragraph-properties fo:margin-top="0in" fo:margin-bottom="0.1in" style:contextual-spacing="false" style:page-number="auto"/>
      <style:text-properties fo:color="#000000" fo:font-size="11pt"/>
    </style:style>
    <style:style style:name="DocCaption" style:family="paragraph" style:parent-style-name="Caption" style:next-style-name="DocText" style:master-page-name="">
      <style:paragraph-properties style:page-number="auto" fo:keep-with-next="always"/>
      <style:text-properties fo:color="#000000" style:font-name="Arial Narrow1" fo:font-weight="normal"/>
    </style:style>
    <style:style style:name="Appendix" style:family="paragraph" style:next-style-name="DocText" style:default-outline-level="1" style:list-style-name="" style:master-page-name="Standard">
      <style:paragraph-properties fo:margin-top="0.05in" fo:margin-bottom="0.2in" style:contextual-spacing="false" fo:line-height="110%" style:page-number="auto" fo:break-before="auto" fo:break-after="auto" fo:background-color="transparent" fo:padding="0in" fo:border="none" style:shadow="none" fo:keep-with-next="auto">
        <style:tab-stops/>
        <style:background-image/>
      </style:paragraph-properties>
      <style:text-properties fo:color="#0008b2" style:font-name="Arial Narrow1" fo:font-size="28pt" fo:text-shadow="none" fo:font-weight="bold"/>
    </style:style>
    <style:style style:name="DocEquation" style:family="paragraph" style:parent-style-name="DocText" style:next-style-name="DocText" style:master-page-name="">
      <style:paragraph-properties fo:margin-top="0in" fo:margin-bottom="0in" style:contextual-spacing="false" fo:line-height="100%" fo:text-align="end" style:justify-single-word="false" style:page-number="auto" fo:background-color="transparent" style:shadow="none">
        <style:tab-stops/>
        <style:background-image/>
      </style:paragraph-properties>
    </style:style>
    <style:style style:name="DocReferences" style:family="paragraph" style:parent-style-name="Standard" style:master-page-name="">
      <style:paragraph-properties fo:margin="100%" fo:margin-left="0.5in" fo:margin-right="0in" fo:margin-top="0in" fo:margin-bottom="0.15in" style:contextual-spacing="false" fo:text-indent="-0.5in" style:auto-text-indent="false" style:page-number="auto" fo:background-color="transparent">
        <style:tab-stops>
          <style:tab-stop style:position="0.5in"/>
        </style:tab-stops>
        <style:background-image/>
      </style:paragraph-properties>
    </style:style>
    <style:style style:name="Table" style:family="paragraph" style:parent-style-name="Caption" style:class="extra"/>
    <style:style style:name="Illustration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Title" style:family="paragraph" style:next-style-name="Subtitle" style:class="chapter" style:master-page-name="">
      <style:paragraph-properties fo:margin-top="0in" fo:margin-bottom="0.15in" style:contextual-spacing="false" fo:line-height="200%" fo:text-align="end" style:justify-single-word="false" style:page-number="auto" fo:background-color="transparent" style:shadow="none">
        <style:tab-stops/>
        <style:background-image/>
      </style:paragraph-properties>
      <style:text-properties fo:text-transform="capitalize" fo:color="#0008b2" style:font-name="Arial Narrow1" fo:font-size="36pt" fo:text-shadow="none" fo:font-weight="bold" style:font-size-asian="18pt" style:font-weight-asian="bold" style:font-size-complex="18pt" style:font-weight-complex="bold"/>
    </style:style>
    <style:style style:name="Subtitle" style:family="paragraph" style:next-style-name="Text_20_body" style:class="chapter" style:master-page-name="">
      <style:paragraph-properties fo:margin-top="0in" fo:margin-bottom="0.15in" style:contextual-spacing="false" fo:line-height="200%" fo:text-align="end" style:justify-single-word="false" style:page-number="auto" fo:background-color="transparent">
        <style:tab-stops/>
        <style:background-image/>
      </style:paragraph-properties>
      <style:text-properties fo:text-transform="capitalize" fo:color="#11471e" style:font-name="Arial Narrow1" fo:font-size="24pt" fo:font-style="normal" fo:font-weight="bold" style:font-size-asian="14pt" style:font-style-asian="italic" style:font-size-complex="14pt" style:font-style-complex="italic"/>
    </style:style>
    <style:style style:name="DocSubtitle" style:family="paragraph" style:parent-style-name="Subtitle" style:next-style-name="DocText">
      <style:paragraph-properties fo:text-align="start" style:justify-single-word="false"/>
      <style:text-properties fo:color="#11471e" style:font-name="Arial Narrow1" fo:font-size="20pt" fo:font-weight="normal"/>
    </style:style>
    <style:style style:name="DocTitle" style:family="paragraph" style:parent-style-name="Title" style:next-style-name="DocSubtitle" style:master-page-name="">
      <style:paragraph-properties fo:text-align="start" style:justify-single-word="false" style:page-number="auto" style:shadow="none"/>
      <style:text-properties style:font-name="Arial Narrow1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ibliography_20_1" style:display-name="Bibliography 1" style:family="paragraph" style:parent-style-name="DocText" style:class="index" style:master-page-name="">
      <style:paragraph-properties fo:margin="100%" fo:margin-left="0.75in" fo:margin-right="0in" fo:margin-top="0in" fo:margin-bottom="0in" style:contextual-spacing="false" fo:line-height="100%" fo:text-indent="-0.75in" style:auto-text-indent="false" style:page-number="auto">
        <style:tab-stops>
          <style:tab-stop style:position="0.5in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="100%" fo:margin-left="0in" fo:margin-right="0in" fo:margin-top="0in" fo:margin-bottom="0in" style:contextual-spacing="false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DocNumList" style:family="paragraph" style:parent-style-name="DocText" style:next-style-name="DocText" style:list-style-name="Numbering_20_1">
      <style:paragraph-properties fo:margin="100%" fo:margin-left="0.5in" fo:margin-right="0in" fo:margin-top="0in" fo:margin-bottom="0in" style:contextual-spacing="false" fo:text-indent="-0.25in" style:auto-text-indent="false">
        <style:tab-stops>
          <style:tab-stop style:position="0.25in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5in" style:type="center"/>
          <style:tab-stop style:position="7in" style:type="right"/>
        </style:tab-stops>
      </style:paragraph-properties>
    </style:style>
    <style:style style:name="DocNote" style:family="paragraph" style:parent-style-name="DocText" style:next-style-name="DocText" style:master-page-name="">
      <style:paragraph-properties fo:margin="100%" fo:margin-left="0.5in" fo:margin-right="0in" fo:margin-top="0.25in" fo:margin-bottom="0.25in" style:contextual-spacing="false" fo:keep-together="always" fo:text-indent="0in" style:auto-text-indent="false" style:page-number="auto" fo:padding="0.0201in" fo:border-left="2.01pt solid #008000" fo:border-right="none" fo:border-top="none" fo:border-bottom="none" style:shadow="none"/>
    </style:style>
    <style:style style:name="DocWarning" style:family="paragraph" style:parent-style-name="DocNote" style:next-style-name="DocText">
      <style:paragraph-properties fo:background-color="transparent" fo:padding="0.0201in" fo:border-left="2.01pt solid #800000" fo:border-right="none" fo:border-top="none" fo:border-bottom="none">
        <style:background-image/>
      </style:paragraph-properties>
      <style:text-properties fo:font-style="italic"/>
    </style:style>
    <style:style style:name="DocExample" style:family="paragraph" style:parent-style-name="DocText" style:next-style-name="DocText" style:master-page-name="">
      <style:paragraph-properties fo:margin="100%" fo:margin-left="0.25in" fo:margin-right="0in" fo:margin-top="0in" fo:margin-bottom="0in" style:contextual-spacing="false" fo:text-indent="0in" style:auto-text-indent="false" style:page-number="auto" fo:background-color="#e6e6e6" style:shadow="none">
        <style:background-image/>
      </style:paragraph-properties>
    </style:style>
    <style:style style:name="DocCode" style:family="paragraph" style:parent-style-name="DocExample" style:next-style-name="DocText">
      <style:paragraph-properties fo:margin-top="0in" fo:margin-bottom="0in" style:contextual-spacing="false" fo:line-height="100%" fo:padding="0.0201in" fo:border-left="2.01pt solid #000000" fo:border-right="none" fo:border-top="none" fo:border-bottom="none" style:shadow="none"/>
      <style:text-properties style:font-name="Courier New" fo:font-size="10pt"/>
    </style:style>
    <style:style style:name="DocVariableDef" style:family="paragraph" style:parent-style-name="DocText" style:next-style-name="DocText" style:default-outline-level="" style:list-style-name="">
      <style:paragraph-properties fo:margin="100%" fo:margin-left="1.25in" fo:margin-right="0in" fo:margin-top="0in" fo:margin-bottom="0in" style:contextual-spacing="false" fo:text-indent="-1in" style:auto-text-indent="false" fo:background-color="transparent">
        <style:tab-stops>
          <style:tab-stop style:position="1in"/>
          <style:tab-stop style:position="1.5in"/>
          <style:tab-stop style:position="2in"/>
          <style:tab-stop style:position="3in"/>
        </style:tab-stops>
        <style:background-image/>
      </style:paragraph-properties>
      <style:text-properties fo:font-size="9pt"/>
    </style:style>
    <style:style style:name="DocTableText" style:family="paragraph" style:parent-style-name="DocText" style:master-page-name="">
      <style:paragraph-properties fo:margin-top="0in" fo:margin-bottom="0in" style:contextual-spacing="false" fo:line-height="100%" style:page-number="auto"/>
      <style:text-properties style:font-name="Arial" fo:font-size="10.5pt"/>
    </style:style>
    <style:style style:name="Variable" style:family="text">
      <style:text-properties fo:color="#000000" style:font-name="Arial Narrow2" fo:font-size="14pt" fo:font-style="italic" fo:text-shadow="none" fo:font-weight="bold" fo:background-color="transparent" style:font-style-asian="italic" style:font-style-complex="italic"/>
    </style:style>
    <style:style style:name="Numbering_20_Symbols" style:display-name="Numbering Symbols" style:family="text"/>
    <style:style style:name="DocVariable" style:family="text" style:parent-style-name="Variable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RefItalic" style:family="text">
      <style:text-properties style:font-name="Garamond2" fo:font-style="italic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Marginalia" style:family="graphic">
      <style:graphic-properties svg:width="1.378in" fo:min-height="0.1965in" text:anchor-type="paragraph" svg:x="0in" svg:y="0in" style:wrap="parallel" style:number-wrapped-paragraphs="no-limit" style:wrap-contour="false" style:vertical-pos="top" style:vertical-rel="paragraph" style:horizontal-pos="left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in" fo:margin-right="0in" style:wrap="parallel" style:number-wrapped-paragraphs="no-limit" style:wrap-contour="false" style:vertical-pos="middle" style:vertical-rel="text"/>
    </style:style>
    <text:outline-style style:name="Outline">
      <text:outline-level-style text:level="1" style:num-format="1">
        <style:list-level-properties text:min-label-distance="0.15in"/>
      </text:outline-level-style>
      <text:outline-level-style text:level="2" style:num-format="1" text:display-levels="2">
        <style:list-level-properties text:min-label-distance="0.15in"/>
      </text:outline-level-style>
      <text:outline-level-style text:level="3" style:num-format="1" text:display-levels="3">
        <style:list-level-properties text:min-label-distance="0.15in"/>
      </text:outline-level-style>
      <text:outline-level-style text:level="4" style:num-format="1" text:display-levels="4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fo:font-family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fo:font-family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fo:font-family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fo:font-family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fo:font-family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fo:font-family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fo:font-family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fo:font-family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fo:font-family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fo:font-family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numbered-entries="true" fo:language="en" fo:country="US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Text_20_body">
      <style:paragraph-properties fo:margin-top="0.05in" fo:margin-bottom="0in" style:contextual-spacing="false" fo:line-height="100%" fo:text-align="end" style:justify-single-word="false">
        <style:tab-stops>
          <style:tab-stop style:position="3.4839in" style:type="center"/>
          <style:tab-stop style:position="6.898in" style:type="right"/>
        </style:tab-stops>
      </style:paragraph-properties>
    </style:style>
    <style:style style:name="MP2" style:family="paragraph" style:parent-style-name="Standard">
      <style:paragraph-properties fo:text-align="end" style:justify-single-word="false"/>
      <style:text-properties officeooo:rsid="001f597d" officeooo:paragraph-rsid="001f597d"/>
    </style:style>
    <style:style style:name="MP3" style:family="paragraph" style:parent-style-name="Text_20_body">
      <style:paragraph-properties fo:margin-top="0.05in" fo:margin-bottom="0in" style:contextual-spacing="false" fo:line-height="100%" fo:text-align="end" style:justify-single-word="false" fo:padding="0in" fo:border-left="none" fo:border-right="none" fo:border-top="0.99pt solid #000000" fo:border-bottom="none" style:shadow="none">
        <style:tab-stops>
          <style:tab-stop style:position="3.4839in" style:type="center"/>
          <style:tab-stop style:position="6.898in" style:type="right"/>
        </style:tab-stops>
      </style:paragraph-properties>
    </style:style>
    <style:style style:name="MP4" style:family="paragraph" style:parent-style-name="Header">
      <style:paragraph-properties fo:text-align="end" style:justify-single-word="false"/>
      <style:text-properties officeooo:paragraph-rsid="001f597d"/>
    </style:style>
    <style:style style:name="MT1" style:family="text">
      <style:text-properties fo:font-size="10pt" style:font-size-asian="10pt" style:font-size-complex="10pt"/>
    </style:style>
    <style:style style:name="MT2" style:family="text"/>
    <style:style style:name="MT3" style:family="text">
      <style:text-properties officeooo:rsid="001f597d"/>
    </style:style>
    <style:page-layout style:name="Mpm1">
      <style:page-layout-properties fo:page-width="8.5in" fo:page-height="11in" style:num-format="1" style:print-orientation="portrait" fo:margin-top="0.35in" fo:margin-bottom="0.35in" fo:margin-left="0.75in" fo:margin-right="0.75in" style:shadow="none" fo:background-color="transparent" style:writing-mode="lr-tb" style:footnote-max-height="0in">
        <style:background-image/>
        <style:columns fo:column-count="1" fo:column-gap="0in"/>
        <style:footnote-sep style:width="0.0071in" style:distance-before-sep="0.0402in" style:distance-after-sep="0.0402in" style:line-style="none" style:adjustment="left" style:rel-width="25%" style:color="#000000"/>
      </style:page-layout-properties>
      <style:header-style>
        <style:header-footer-properties fo:min-height="0.2402in" fo:margin-left="0in" fo:margin-right="0in" fo:margin-bottom="0.2in" style:dynamic-spacing="false"/>
      </style:header-style>
      <style:footer-style>
        <style:header-footer-properties fo:min-height="0.2402in" fo:margin-left="0in" fo:margin-right="0in" fo:margin-top="0.2in" fo:border-top="2.01pt solid #000000" fo:border-bottom="none" fo:border-left="none" fo:border-right="none" fo:padding="0in" style:shadow="none" style:dynamic-spacing="false"/>
      </style:footer-style>
    </style:page-layout>
    <style:page-layout style:name="Mpm2">
      <style:page-layout-properties fo:page-width="8.5in" fo:page-height="11in" style:num-format="1" style:print-orientation="portrait" fo:margin-top="0.35in" fo:margin-bottom="0.35in" fo:margin-left="0.75in" fo:margin-right="0.75in" style:shadow="none" fo:background-color="transparent" style:writing-mode="lr-tb" style:footnote-max-height="0in">
        <style:background-image/>
        <style:columns fo:column-count="1" fo:column-gap="0in"/>
        <style:footnote-sep style:width="0.0071in" style:distance-before-sep="0.0402in" style:distance-after-sep="0.0402in" style:line-style="none" style:adjustment="left" style:rel-width="25%" style:color="#000000"/>
      </style:page-layout-properties>
      <style:header-style>
        <style:header-footer-properties fo:min-height="0.4in" fo:margin-left="0in" fo:margin-right="0in" fo:margin-bottom="0.2in" style:dynamic-spacing="false"/>
      </style:header-style>
      <style:footer-style>
        <style:header-footer-properties fo:min-height="0.4in" fo:margin-left="0in" fo:margin-right="0in" fo:margin-top="0.2in" style:dynamic-spacing="false"/>
      </style:footer-style>
    </style:page-layout>
    <style:page-layout style:name="Mpm3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in" fo:margin-left="0in" fo:margin-right="0in" fo:margin-bottom="0.2in" fo:border-top="none" fo:border-bottom="2.01pt solid #000000" fo:border-left="none" fo:border-right="none" fo:padding="0.0201in" style:shadow="none" style:dynamic-spacing="false"/>
      </style:header-style>
      <style:footer-style/>
    </style:page-layout>
    <style:page-layout style:name="Mpm4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<text:span text:style-name="MT1"><text:file-name text:display="name-and-extension">T04-0050.0007_capture_width.odt</text:file-name></text:span><text:tab/> <text:a xlink:type="simple" xlink:href="http://www.dmsonline.us/"><text:span text:style-name="MT1">www.dmsonline.us</text:span></text:a><text:tab/>Page <text:page-number text:select-page="current">4</text:page-number></text:p>
      </style:footer>
    </style:master-page>
    <style:master-page style:name="Title_20_Page" style:display-name="Title Page" style:page-layout-name="Mpm2" style:next-style-name="Standard">
      <style:header>
        <text:p text:style-name="MP2">Document Number: <text:s/></text:p>
      </style:header>
      <style:footer>
        <text:p text:style-name="MP3"><text:tab/><text:a xlink:type="simple" xlink:href="http://www.dmsonline.us/">www.dmsonline.us</text:a><text:tab/></text:p>
      </style:footer>
    </style:master-page>
    <style:master-page style:name="First_20_Page" style:display-name="First Page" style:page-layout-name="Mpm3" style:next-style-name="Standard">
      <style:header>
        <text:p text:style-name="MP4"><text:span text:style-name="MT3">Document Number: <text:s/></text:span><text:span text:style-name="MT3"><text:subject>T04-0050.0007</text:subject></text:span></text:p>
      </style:header>
    </style:master-page>
    <style:master-page style:name="Index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math="http://www.w3.org/1998/Math/MathML" xmlns:form="urn:oasis:names:tc:opendocument:xmlns:form:1.0" xmlns:ooo="http://openoffice.org/2004/office" xmlns:grddl="http://www.w3.org/2003/g/data-view#" office:version="1.2">
  <office:meta>
    <meta:generator>LibreOffice/3.6$Linux_X86_64 LibreOffice_project/360m1$Build-304</meta:generator>
    <meta:creation-date>2014-04-20T08:37:54</meta:creation-date>
    <meta:editing-cycles>8</meta:editing-cycles>
    <meta:editing-duration>PT23M27S</meta:editing-duration>
    <dc:description>Calculation of capture width.</dc:description>
    <dc:subject>T04-0050.0007</dc:subject>
    <dc:title>Capture Width</dc:title>
    <dc:date>2014-04-20T10:39:18</dc:date>
    <meta:document-statistic meta:table-count="0" meta:image-count="0" meta:object-count="10" meta:page-count="4" meta:paragraph-count="75" meta:word-count="891" meta:character-count="5405" meta:non-whitespace-character-count="4524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math xmlns="http://www.w3.org/1998/Math/MathML">
  <semantics>
    <mrow>
      <mrow>
        <mover accent="true">
          <msub>
            <mi>P</mi>
            <mi>w</mi>
          </msub>
          <mo>¯</mo>
        </mover>
        <mo stretchy="false">=</mo>
        <mfrac>
          <mn>1</mn>
          <mn>4</mn>
        </mfrac>
      </mrow>
      <mfrac>
        <mrow>
          <msub>
            <mo stretchy="false">ρ</mo>
            <mi>w</mi>
          </msub>
          <msup>
            <mi>g</mi>
            <mn>2</mn>
          </msup>
          <msubsup>
            <mo stretchy="false">ζ</mo>
            <mn>0b</mn>
            <mn>2</mn>
          </msubsup>
        </mrow>
        <msub>
          <mo stretchy="false">ω</mo>
          <mi>b</mi>
        </msub>
      </mfrac>
    </mrow>
    <annotation encoding="StarMath 5.0">overline P_w = 1 over 4 {%rho_w g^2 %zeta_0b^2} over %omega_b</annotation>
  </semantics>
</math>
</file>

<file path=Object 10/content.xml><?xml version="1.0" encoding="utf-8"?>
<math xmlns="http://www.w3.org/1998/Math/MathML">
  <semantics>
    <mrow>
      <mrow>
        <mrow>
          <msub>
            <mfenced open="[" close="]">
              <mrow>
                <mi mathvariant="italic">RAO</mi>
                <mrow>
                  <mo stretchy="false">(</mo>
                  <mrow>
                    <mo stretchy="false">κ</mo>
                  </mrow>
                  <mo stretchy="false">)</mo>
                </mrow>
              </mrow>
            </mfenced>
            <mi mathvariant="italic">units</mi>
          </msub>
          <mo stretchy="false">=</mo>
          <mfrac>
            <mi>m</mi>
            <mi>m</mi>
          </mfrac>
        </mrow>
        <mo stretchy="false">=</mo>
        <mi mathvariant="italic">unitless</mi>
      </mrow>
    </mrow>
    <annotation encoding="StarMath 5.0">left [ RAO(%kappa) right ]_units = m over m = unitless</annotation>
  </semantics>
</math>
</file>

<file path=Object 2/content.xml><?xml version="1.0" encoding="utf-8"?>
<math xmlns="http://www.w3.org/1998/Math/MathML">
  <semantics>
    <mrow>
      <mrow>
        <mo stretchy="false">κ</mo>
        <mo stretchy="false">=</mo>
        <mfrac>
          <mover accent="true">
            <mi>P</mi>
            <mo stretchy="false">̄</mo>
          </mover>
          <mover accent="true">
            <msub>
              <mi>P</mi>
              <mi>w</mi>
            </msub>
            <mo stretchy="false">̄</mo>
          </mover>
        </mfrac>
      </mrow>
    </mrow>
    <annotation encoding="StarMath 5.0">%kappa = bar P over bar P_w</annotation>
  </semantics>
</math>
</file>

<file path=Object 3/content.xml><?xml version="1.0" encoding="utf-8"?>
<math xmlns="http://www.w3.org/1998/Math/MathML">
  <semantics>
    <mrow>
      <mi mathvariant="italic">RAO</mi>
      <mrow>
        <mrow>
          <mo stretchy="false">(</mo>
          <mrow>
            <mo stretchy="false">κ</mo>
          </mrow>
          <mo stretchy="false">)</mo>
        </mrow>
        <mo stretchy="false">=</mo>
        <mfrac>
          <mo stretchy="false">κ</mo>
          <msub>
            <mo stretchy="false">ζ</mo>
            <mn>0b</mn>
          </msub>
        </mfrac>
      </mrow>
    </mrow>
    <annotation encoding="StarMath 5.0">RAO(%kappa) = %kappa over %zeta_0b</annotation>
  </semantics>
</math>
</file>

<file path=Object 4/content.xml><?xml version="1.0" encoding="utf-8"?>
<math xmlns="http://www.w3.org/1998/Math/MathML">
  <semantics>
    <mrow>
      <mrow>
        <mo stretchy="false">κ</mo>
        <mo stretchy="false">=</mo>
        <mi mathvariant="italic">RAO</mi>
      </mrow>
      <mrow>
        <mo stretchy="false">(</mo>
        <mrow>
          <mo stretchy="false">κ</mo>
        </mrow>
        <mo stretchy="false">)</mo>
      </mrow>
      <msub>
        <mo stretchy="false">ζ</mo>
        <mi mathvariant="italic">ob</mi>
      </msub>
    </mrow>
    <annotation encoding="StarMath 5.0">%kappa = RAO(%kappa) %zeta_ob</annotation>
  </semantics>
</math>
</file>

<file path=Object 5/content.xml><?xml version="1.0" encoding="utf-8"?>
<math xmlns="http://www.w3.org/1998/Math/MathML">
  <semantics>
    <mrow>
      <mi>S</mi>
      <mrow>
        <mrow>
          <mo stretchy="false">(</mo>
          <mrow>
            <mo stretchy="false">κ</mo>
          </mrow>
          <mo stretchy="false">)</mo>
        </mrow>
        <mo stretchy="false">=</mo>
        <mrow>
          <msup>
            <mfenced open="(" close=")">
              <mrow>
                <mi mathvariant="italic">RAO</mi>
                <mfenced open="(" close=")">
                  <mrow>
                    <mo stretchy="false">κ</mo>
                  </mrow>
                </mfenced>
              </mrow>
            </mfenced>
            <mn>2</mn>
          </msup>
          <mo stretchy="false">⋅</mo>
          <mfenced open="[" close="]">
            <mrow>
              <mi mathvariant="italic">RAO</mi>
              <mrow>
                <mrow>
                  <mo stretchy="false">(</mo>
                  <mrow>
                    <mi>S</mi>
                    <mrow>
                      <mo stretchy="false">(</mo>
                      <mrow>
                        <msub>
                          <mo stretchy="false">ω</mo>
                          <mi>G</mi>
                        </msub>
                      </mrow>
                      <mo stretchy="false">)</mo>
                    </mrow>
                  </mrow>
                  <mo stretchy="false">)</mo>
                </mrow>
                <mo stretchy="false">⋅</mo>
                <mi>S</mi>
              </mrow>
              <mrow>
                <mo stretchy="false">(</mo>
                <mrow>
                  <msub>
                    <mo stretchy="false">ω</mo>
                    <mi>G</mi>
                  </msub>
                </mrow>
                <mo stretchy="false">)</mo>
              </mrow>
            </mrow>
          </mfenced>
        </mrow>
      </mrow>
    </mrow>
    <annotation encoding="StarMath 5.0">S(%kappa) = left ( RAO left ( %kappa right ) right )^2 cdot left [ RAO(S(%omega_G)) cdot S(%omega_G) right ]</annotation>
  </semantics>
</math>
</file>

<file path=Object 6/content.xml><?xml version="1.0" encoding="utf-8"?>
<math xmlns="http://www.w3.org/1998/Math/MathML">
  <semantics>
    <mrow>
      <mi mathvariant="italic">RAO</mi>
      <mrow>
        <mrow>
          <mo stretchy="false">(</mo>
          <mrow>
            <mi>S</mi>
            <mrow>
              <mo stretchy="false">(</mo>
              <mrow>
                <msub>
                  <mo stretchy="false">ω</mo>
                  <mi>G</mi>
                </msub>
              </mrow>
              <mo stretchy="false">)</mo>
            </mrow>
          </mrow>
          <mo stretchy="false">)</mo>
        </mrow>
        <mo stretchy="false">=</mo>
        <mi/>
      </mrow>
    </mrow>
    <annotation encoding="StarMath 5.0">RAO(S(%omega_G)) = ~</annotation>
  </semantics>
</math>
</file>

<file path=Object 7/content.xml><?xml version="1.0" encoding="utf-8"?>
<math xmlns="http://www.w3.org/1998/Math/MathML">
  <semantics>
    <mrow>
      <mo stretchy="false">κ</mo>
    </mrow>
    <annotation encoding="StarMath 5.0">%kappa</annotation>
  </semantics>
</math>
</file>

<file path=Object 8/content.xml><?xml version="1.0" encoding="utf-8"?>
<math xmlns="http://www.w3.org/1998/Math/MathML">
  <semantics>
    <mrow>
      <mi mathvariant="italic">RAO</mi>
      <mrow>
        <mrow>
          <mo stretchy="false">(</mo>
          <mrow>
            <mo stretchy="false">κ</mo>
          </mrow>
          <mo stretchy="false">)</mo>
        </mrow>
        <mo stretchy="false">=</mo>
        <mi/>
      </mrow>
    </mrow>
    <annotation encoding="StarMath 5.0">RAO(%kappa) = ~</annotation>
  </semantics>
</math>
</file>

<file path=Object 9/content.xml><?xml version="1.0" encoding="utf-8"?>
<math xmlns="http://www.w3.org/1998/Math/MathML">
  <semantics>
    <mrow>
      <mi mathvariant="italic">RAO</mi>
      <mrow>
        <mrow>
          <mo stretchy="false">(</mo>
          <mrow>
            <mo stretchy="false">κ</mo>
          </mrow>
          <mo stretchy="false">)</mo>
        </mrow>
        <mo stretchy="false">=</mo>
        <mi/>
      </mrow>
    </mrow>
    <annotation encoding="StarMath 5.0">RAO(%kappa) = ~</annotation>
  </semantics>
</math>
</file>